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51a96" officeooo:paragraph-rsid="00151a96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51a96"/>
    </style:style>
    <style:style style:name="P4" style:family="paragraph" style:parent-style-name="Preformatted_20_Text">
      <style:text-properties officeooo:paragraph-rsid="00151a96"/>
    </style:style>
    <style:style style:name="P5" style:family="paragraph" style:parent-style-name="Preformatted_20_Text">
      <style:text-properties fo:language="fr" fo:country="FR"/>
    </style:style>
    <style:style style:name="P6" style:family="paragraph" style:parent-style-name="Preformatted_20_Text">
      <style:paragraph-properties fo:margin-top="0cm" fo:margin-bottom="0.499cm" style:contextual-spacing="false"/>
      <style:text-properties fo:language="fr" fo:country="FR"/>
    </style:style>
    <style:style style:name="P7" style:family="paragraph" style:parent-style-name="Preformatted_20_Text">
      <style:text-properties fo:language="fr" fo:country="FR" officeooo:paragraph-rsid="00151a96"/>
    </style:style>
    <style:style style:name="P8" style:family="paragraph" style:parent-style-name="Preformatted_20_Text">
      <style:paragraph-properties fo:margin-top="0cm" fo:margin-bottom="0.499cm" style:contextual-spacing="false"/>
      <style:text-properties fo:language="fr" fo:country="FR" officeooo:paragraph-rsid="00151a96"/>
    </style:style>
    <style:style style:name="P9" style:family="paragraph" style:parent-style-name="Standard">
      <style:text-properties officeooo:rsid="00151a96" officeooo:paragraph-rsid="00151a96"/>
    </style:style>
    <style:style style:name="T1" style:family="text">
      <style:text-properties officeooo:rsid="00151a96"/>
    </style:style>
    <style:style style:name="T2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nctions :</text:p>
      <text:p text:style-name="P2"><text:span text:style-name="Source_20_Text">DELIMITER //</text:span></text:p>
      <text:p text:style-name="P4"><text:span text:style-name="Source_20_Text">CREATE FUNCTION </text:span><text:span text:style-name="Source_20_Text"><text:span text:style-name="T1">ajout_categorie</text:span></text:span><text:span text:style-name="Source_20_Text"> (</text:span><text:span text:style-name="Source_20_Text"><text:span text:style-name="T1">idcon</text:span></text:span><text:span text:style-name="Source_20_Text"> INT ,</text:span><text:span text:style-name="Source_20_Text"><text:span text:style-name="T1">id</text:span></text:span><text:span text:style-name="Source_20_Text">cat INT) RETURNS INT </text:span></text:p>
      <text:p text:style-name="P4"><text:span text:style-name="Source_20_Text">BEGIN</text:span></text:p>
      <text:p text:style-name="P4"><text:span text:style-name="Source_20_Text"><text:s text:c="5"/>SET @date=(SELECT CON_dateDebut FROM T_CONCOURS_CON WHERE CON_idConcours=idcon );</text:span></text:p>
      <text:p text:style-name="P4"><text:span text:style-name="Source_20_Text"><text:s text:c="5"/>IF @date&lt;CURDATE() THEN RETURN "concours commencé";</text:span></text:p>
      <text:p text:style-name="P4"><text:span text:style-name="Source_20_Text"><text:s text:c="5"/>ELSE INSERT INTO T_PARTITIONNEE_PAR VALUES(idcon,idcat);</text:span></text:p>
      <text:p text:style-name="P4"><text:span text:style-name="Source_20_Text"><text:s text:c="5"/>RETURN "";</text:span></text:p>
      <text:p text:style-name="P4"><text:span text:style-name="Source_20_Text"><text:s text:c="5"/>END IF;</text:span></text:p>
      <text:p text:style-name="P4"><text:span text:style-name="Source_20_Text">END ; </text:span></text:p>
      <text:p text:style-name="P4"><text:span text:style-name="Source_20_Text">// </text:span></text:p>
      <text:p text:style-name="P3"><text:span text:style-name="Source_20_Text">DELIMITER ;</text:span></text:p>
      <text:p text:style-name="P2"><text:span text:style-name="Source_20_Text">DELIMITER //</text:span></text:p>
      <text:p text:style-name="Preformatted_20_Text"><text:span text:style-name="Source_20_Text">CREATE FUNCTION best_note (con INT ,cat INT) RETURNS INT </text:span></text:p>
      <text:p text:style-name="Preformatted_20_Text"><text:span text:style-name="Source_20_Text">BEGIN </text:span></text:p>
      <text:p text:style-name="Preformatted_20_Text"><text:span text:style-name="Source_20_Text">SET @n:=(SELECT MAX(note(CAN_idCandidature)) FROM T_CANDIDATURE_CAN JOIN T_EVALUE_EVA USING(CAN_idCandidature) WHERE CON_idConcours=con AND CAT_idCategorie=cat); </text:span></text:p>
      <text:p text:style-name="Preformatted_20_Text"><text:span text:style-name="Source_20_Text">RETURN @n; END ;; </text:span></text:p>
      <text:p text:style-name="Preformatted_20_Text"><text:span text:style-name="Source_20_Text">// </text:span></text:p>
      <text:p text:style-name="P1"><text:span text:style-name="Source_20_Text">DELIMITER ;</text:span></text:p>
      <text:p text:style-name="Preformatted_20_Text"><text:span text:style-name="Source_20_Text">DELIMITER // </text:span></text:p>
      <text:p text:style-name="Preformatted_20_Text"><text:span text:style-name="Source_20_Text">CREATE FUNCTION best_note2(con INT,cat INT) RETURNS INT </text:span></text:p>
      <text:p text:style-name="Preformatted_20_Text"><text:span text:style-name="Source_20_Text">BEGIN </text:span></text:p>
      <text:p text:style-name="Preformatted_20_Text"><text:span text:style-name="Source_20_Text"><text:s text:c="4"/>SET @n=(SELECT MAX(note(CAN_idCandidature)) FROM T_CANDIDATURE_CAN JOIN T_EVALUE_EVA USING(CAN_idCandidature) WHERE CON_idConcours=con AND CAT_idCategorie=cat AND CAN_idCandidature NOT IN(SELECT CAN_idCandidature FROM T_CANDIDATURE_CAN JOIN T_EVALUE_EVA USING(CAN_idCandidature) WHERE note(CAN_idCandidature)=best_note(con,cat)));</text:span></text:p>
      <text:p text:style-name="Preformatted_20_Text"><text:span text:style-name="Source_20_Text"><text:s text:c="4"/>RETURN @n;</text:span></text:p>
      <text:p text:style-name="Preformatted_20_Text"><text:span text:style-name="Source_20_Text">END ; </text:span></text:p>
      <text:p text:style-name="Preformatted_20_Text"><text:span text:style-name="Source_20_Text">// </text:span></text:p>
      <text:p text:style-name="P1"><text:span text:style-name="Source_20_Text">DELIMITER ;</text:span></text:p>
      <text:p text:style-name="Preformatted_20_Text"><text:span text:style-name="Source_20_Text">DELIMITER // </text:span></text:p>
      <text:p text:style-name="Preformatted_20_Text"><text:span text:style-name="Source_20_Text">CREATE FUNCTION best_note3 (conc INT,cat INT) RETURNS INT </text:span></text:p>
      <text:p text:style-name="Preformatted_20_Text"><text:span text:style-name="Source_20_Text">BEGIN </text:span></text:p>
      <text:p text:style-name="Preformatted_20_Text"><text:span text:style-name="Source_20_Text"><text:s text:c="3"/>SET @n:=(SELECT MAX(note(CAN_idCandidature)) FROM T_CANDIDATURE_CAN JOIN T_EVALUE_EVA USING(CAN_idCandidature) WHERE CON_idConcours=conc AND CAT_idCategorie=cat AND CAN_idCandidature NOT IN(SELECT CAN_idCandidature FROM T_CANDIDATURE_CAN JOIN T_EVALUE_EVA USING(CAN_idCandidature) WHERE note(CAN_idCandidature)=best_note(conc,cat)) AND CAN_idCandidature NOT IN(SELECT CAN_idCandidature FROM T_CANDIDATURE_CAN JOIN T_EVALUE_EVA USING(CAN_idCandidature) WHERE note(CAN_idCandidature)=best_note2(conc,cat))) ;</text:span></text:p>
      <text:p text:style-name="Preformatted_20_Text"><text:span text:style-name="Source_20_Text"><text:s text:c="3"/>RETURN @n;</text:span></text:p>
      <text:p text:style-name="Preformatted_20_Text"><text:span text:style-name="Source_20_Text">END; </text:span></text:p>
      <text:p text:style-name="Preformatted_20_Text"><text:span text:style-name="Source_20_Text">// </text:span></text:p>
      <text:p text:style-name="P1"><text:span text:style-name="Source_20_Text">DELIMITER ;</text:span></text:p>
      <text:p text:style-name="Preformatted_20_Text"><text:span text:style-name="Source_20_Text">DELIMITER //</text:span></text:p>
      <text:p text:style-name="Preformatted_20_Text"><text:span text:style-name="Source_20_Text">CREATE FUNCTION rang(note INT, cat INT,con INT ) RETURNS INT</text:span></text:p>
      <text:p text:style-name="Preformatted_20_Text"><text:span text:style-name="Source_20_Text">BEGIN</text:span></text:p>
      <text:p text:style-name="Preformatted_20_Text"><text:span text:style-name="Source_20_Text"><text:s/>IF note=best_note(con,cat) THEN RETURN 1;</text:span></text:p>
      <text:p text:style-name="Preformatted_20_Text"><text:span text:style-name="Source_20_Text"><text:s/>ELSEIF note=best_note2(con,cat) THEN RETURN 2;</text:span></text:p>
      <text:p text:style-name="Preformatted_20_Text"><text:span text:style-name="Source_20_Text"><text:s/>ELSEIF note=best_note3(con,cat) THEN RETURN 3;</text:span></text:p>
      <text:p text:style-name="Preformatted_20_Text"><text:span text:style-name="Source_20_Text"><text:s/>ELSE RETURN 0;</text:span></text:p>
      <text:p text:style-name="Preformatted_20_Text"><text:span text:style-name="Source_20_Text"><text:s/>END IF; </text:span></text:p>
      <text:p text:style-name="Preformatted_20_Text"><text:span text:style-name="Source_20_Text">END;</text:span></text:p>
      <text:p text:style-name="Preformatted_20_Text"><text:span text:style-name="Source_20_Text">//</text:span></text:p>
      <text:p text:style-name="P1"><text:soft-page-break/><text:span text:style-name="Source_20_Text">DELIMITER;`</text:span></text:p>
      <text:p text:style-name="Preformatted_20_Text"><text:span text:style-name="Source_20_Text">DELIMITER //</text:span></text:p>
      <text:p text:style-name="Preformatted_20_Text"><text:span text:style-name="Source_20_Text">CREATE FUNCTION dernier_compte() RETURNS INT</text:span></text:p>
      <text:p text:style-name="Preformatted_20_Text"><text:span text:style-name="Source_20_Text">BEGIN</text:span></text:p>
      <text:p text:style-name="Preformatted_20_Text"><text:span text:style-name="Source_20_Text"><text:s text:c="4"/>SET @id:=(SELECT MAX(COM_idCompte) FROM T_COMPTE_COM);</text:span></text:p>
      <text:p text:style-name="Preformatted_20_Text"><text:span text:style-name="Source_20_Text"><text:s text:c="4"/>RETURN @id;</text:span></text:p>
      <text:p text:style-name="Preformatted_20_Text"><text:span text:style-name="Source_20_Text">END ;</text:span></text:p>
      <text:p text:style-name="Preformatted_20_Text"><text:span text:style-name="Source_20_Text">//</text:span></text:p>
      <text:p text:style-name="P1"><text:span text:style-name="Source_20_Text">DELIMITER ;</text:span></text:p>
      <text:p text:style-name="Preformatted_20_Text"><text:span text:style-name="Source_20_Text">DELIMITER //</text:span></text:p>
      <text:p text:style-name="Preformatted_20_Text"><text:span text:style-name="Source_20_Text">CREATE FUNCTION ajout_categorie(idcon INT, idcat INT) RETURNS TEXT</text:span></text:p>
      <text:p text:style-name="Preformatted_20_Text"><text:span text:style-name="Source_20_Text">BEGIN</text:span></text:p>
      <text:p text:style-name="Preformatted_20_Text"><text:span text:style-name="Source_20_Text"><text:s text:c="5"/>SET @date=(SELECT CON_dateDebut FROM T_CONCOURS_CON WHERE CON_idConcours=idcon );</text:span></text:p>
      <text:p text:style-name="Preformatted_20_Text"><text:span text:style-name="Source_20_Text"><text:s text:c="5"/>IF @date&lt;CURDATE() THEN RETURN "concours commencé";</text:span></text:p>
      <text:p text:style-name="Preformatted_20_Text"><text:span text:style-name="Source_20_Text"><text:s text:c="5"/>ELSE INSERT INTO T_PARTITIONNEE_PAR VALUES(idcon,idcat);</text:span></text:p>
      <text:p text:style-name="Preformatted_20_Text"><text:span text:style-name="Source_20_Text"><text:s text:c="5"/>RETURN "";</text:span></text:p>
      <text:p text:style-name="Preformatted_20_Text"><text:span text:style-name="Source_20_Text"><text:s text:c="5"/>END IF;</text:span></text:p>
      <text:p text:style-name="Preformatted_20_Text"><text:span text:style-name="Source_20_Text">END ;</text:span></text:p>
      <text:p text:style-name="Preformatted_20_Text"><text:span text:style-name="Source_20_Text">//</text:span></text:p>
      <text:p text:style-name="P1"><text:span text:style-name="Source_20_Text">DELIMITER ;</text:span></text:p>
      <text:p text:style-name="Preformatted_20_Text"><text:span text:style-name="Source_20_Text">DELIMITER //</text:span></text:p>
      <text:p text:style-name="Preformatted_20_Text"><text:span text:style-name="Source_20_Text">CREATE FUNCTION organisateur(id INT)RETURNS TEXT</text:span></text:p>
      <text:p text:style-name="Preformatted_20_Text"><text:span text:style-name="Source_20_Text">BEGIN</text:span></text:p>
      <text:p text:style-name="Preformatted_20_Text"><text:span text:style-name="Source_20_Text"><text:s text:c="8"/>SET @orga:=(SELECT GROUP_CONCAT(COM_nom," ",COM_prenom) FROM T_CONCOURS_CON JOIN T_ADMIN_ADM USING(ADM_idCompteAdmin) JOIN T_COMPTE_COM ON T_ADMIN_ADM.ADM_idCompteAdmin=T_COMPTE_COM.COM_idCompte WHERE CON_idConcours=1); <text:s text:c="4"/>RETURN @orga;</text:span></text:p>
      <text:p text:style-name="Preformatted_20_Text"><text:span text:style-name="Source_20_Text">END ;</text:span></text:p>
      <text:p text:style-name="Preformatted_20_Text"><text:span text:style-name="Source_20_Text"><text:s text:c="4"/></text:span></text:p>
      <text:p text:style-name="Preformatted_20_Text"><text:span text:style-name="Source_20_Text">//</text:span></text:p>
      <text:p text:style-name="P1"><text:span text:style-name="Source_20_Text">DELIMITER ;</text:span></text:p>
      <text:p text:style-name="Preformatted_20_Text"><text:span text:style-name="Source_20_Text">DELIMITER //</text:span></text:p>
      <text:p text:style-name="Preformatted_20_Text"><text:span text:style-name="Source_20_Text">CREATE FUNCTION donner_jury(id INT) RETURNS TEXT</text:span></text:p>
      <text:p text:style-name="Preformatted_20_Text"><text:span text:style-name="Source_20_Text">BEGIN</text:span></text:p>
      <text:p text:style-name="Preformatted_20_Text"><text:span text:style-name="Source_20_Text"><text:s text:c="2"/>SET @jury:=(SELECT GROUP_CONCAT(DISTINCT COM_nom,' ',COM_prenom SEPARATOR '&lt;/br&gt; - ') FROM T_CONCOURS_CON LEFT JOIN T_JUGE_JUG USING(CON_idConcours) LEFT jOIN T_JURY_JUR USING(JUR_idCompteJury) LEFT JOIN T_COMPTE_COM ON T_JURY_JUR.JUR_idCompteJury=T_COMPTE_COM.COM_idCompte WHERE CON_idConcours=1 GROUP BY CON_idConcours;</text:span></text:p>
      <text:p text:style-name="Preformatted_20_Text"><text:span text:style-name="Source_20_Text"><text:s text:c="2"/>RETURN @jury;</text:span></text:p>
      <text:p text:style-name="Preformatted_20_Text"><text:span text:style-name="Source_20_Text">END ;</text:span></text:p>
      <text:p text:style-name="Preformatted_20_Text"><text:span text:style-name="Source_20_Text">//</text:span></text:p>
      <text:p text:style-name="P1"><text:span text:style-name="Source_20_Text">DELIMITER ;</text:span></text:p>
      <text:p text:style-name="Preformatted_20_Text"><text:span text:style-name="Source_20_Text">DELIMITER //</text:span></text:p>
      <text:p text:style-name="Preformatted_20_Text"><text:span text:style-name="Source_20_Text">CREATE FUNCTION donner_categories(id INT) RETURNS TEXT</text:span></text:p>
      <text:p text:style-name="Preformatted_20_Text"><text:span text:style-name="Source_20_Text">BEGIN</text:span></text:p>
      <text:p text:style-name="Preformatted_20_Text"><text:span text:style-name="Source_20_Text"><text:s text:c="3"/>SET @cat:=(SELECT GROUP_CONCAT(DISTINCT CAT_nomCategorie SEPARATOR '&lt;/br&gt;') FROM T_CONCOURS_CON LEFT JOIN T_PARTITIONNEE_PAR USING(CON_idConcours) LEFT JOIN T_CATEGORIE_CAT USING(CAT_idCategorie) WHERE CON_idConcours=id GROUP BY CON_idConcours);</text:span></text:p>
      <text:p text:style-name="Preformatted_20_Text"><text:span text:style-name="Source_20_Text"><text:s text:c="2"/>RETURN @cat;</text:span></text:p>
      <text:p text:style-name="Preformatted_20_Text"><text:span text:style-name="Source_20_Text">END ;</text:span></text:p>
      <text:p text:style-name="Preformatted_20_Text"><text:span text:style-name="Source_20_Text">//</text:span></text:p>
      <text:p text:style-name="P1"><text:span text:style-name="Source_20_Text">DELIMITER ;</text:span></text:p>
      <text:p text:style-name="Preformatted_20_Text"><text:span text:style-name="Source_20_Text">DELIMITER //</text:span></text:p>
      <text:p text:style-name="Preformatted_20_Text"><text:soft-page-break/><text:span text:style-name="Source_20_Text">CREATE FUNCTION donner_dates(id INT) RETURNS TEXT</text:span></text:p>
      <text:p text:style-name="Preformatted_20_Text"><text:span text:style-name="Source_20_Text">BEGIN</text:span></text:p>
      <text:p text:style-name="Preformatted_20_Text"><text:span text:style-name="Source_20_Text"><text:s text:c="3"/>SET @dates:=(SELECT CONCAT_WS("&lt;/br&gt;", ADDDATE(CON_dateDebut,CON_nbJourCandidature),ADDDATE(CON_dateDebut,CON_nbJourPreselection+CON_nbJourCandidature),ADDDATE(CON_dateDebut,CON_nbJourSelection+CON_nbJourPreselection+CON_nbJourCandidature)) FROM T_CONCOURS_CON WHERE CON_idConcours=id );</text:span></text:p>
      <text:p text:style-name="Preformatted_20_Text"><text:span text:style-name="Source_20_Text"><text:s text:c="2"/>RETURN @dates;</text:span></text:p>
      <text:p text:style-name="Preformatted_20_Text"><text:span text:style-name="Source_20_Text">END ;</text:span></text:p>
      <text:p text:style-name="Preformatted_20_Text"><text:span text:style-name="Source_20_Text">//</text:span></text:p>
      <text:p text:style-name="P1"><text:span text:style-name="Source_20_Text">DELIMITER ;</text:span></text:p>
      <text:p text:style-name="P4"><text:span text:style-name="Source_20_Text">DELIMITER //</text:span></text:p>
      <text:p text:style-name="P4"><text:span text:style-name="Source_20_Text">CREATE FUNCTION </text:span><text:span text:style-name="Source_20_Text"><text:span text:style-name="T1">id_adm</text:span></text:span><text:span text:style-name="Source_20_Text">(</text:span><text:span text:style-name="Source_20_Text"><text:span text:style-name="T1">ID </text:span></text:span><text:span text:style-name="Source_20_Text">INT) RETURNS TEXT</text:span></text:p>
      <text:p text:style-name="P4"><text:span text:style-name="Source_20_Text">BEGIN </text:span></text:p>
      <text:p text:style-name="P4"><text:span text:style-name="Source_20_Text"><text:s/>SET @adm=(SELECT ADM_idCompteAdmin FROM T_CONCOURS_CON WHERE CON_idConcours=ID);</text:span></text:p>
      <text:p text:style-name="P4"><text:span text:style-name="Source_20_Text"><text:s/>RETURN @adm;</text:span></text:p>
      <text:p text:style-name="P4"><text:span text:style-name="Source_20_Text">END</text:span></text:p>
      <text:p text:style-name="P4"><text:span text:style-name="Source_20_Text">//</text:span></text:p>
      <text:p text:style-name="P3"><text:span text:style-name="Source_20_Text">DELIMITER ;</text:span></text:p>
      <text:p text:style-name="P4"><text:span text:style-name="Source_20_Text">DELIMITER //</text:span></text:p>
      <text:p text:style-name="P4"><text:span text:style-name="Source_20_Text">CREATE FUNCTION </text:span><text:span text:style-name="Source_20_Text"><text:span text:style-name="T1">note</text:span></text:span><text:span text:style-name="Source_20_Text">(</text:span><text:span text:style-name="Source_20_Text"><text:span text:style-name="T1">candidat </text:span></text:span><text:span text:style-name="Source_20_Text">INT) RETURNS TEXT</text:span></text:p>
      <text:p text:style-name="P4"><text:span text:style-name="Source_20_Text">BEGIN </text:span></text:p>
      <text:p text:style-name="P4"><text:span text:style-name="Source_20_Text"/></text:p>
      <text:p text:style-name="P4"><text:span text:style-name="Source_20_Text"><text:s text:c="3"/>SET @note:=(SELECT SUM(EVA_note) FROM T_EVALUE_EVA WHERE CAN_idCandidature=candidat);</text:span></text:p>
      <text:p text:style-name="P4"><text:span text:style-name="Source_20_Text"><text:s text:c="3"/>RETURN @note;</text:span></text:p>
      <text:p text:style-name="P4"><text:span text:style-name="Source_20_Text"/></text:p>
      <text:p text:style-name="P4"><text:span text:style-name="Source_20_Text">END</text:span></text:p>
      <text:p text:style-name="P4"><text:span text:style-name="Source_20_Text">//</text:span></text:p>
      <text:p text:style-name="P4"><text:span text:style-name="Source_20_Text">DELIMITER ;</text:span></text:p>
      <text:p text:style-name="P4"><text:span text:style-name="Source_20_Text"/></text:p>
      <text:p text:style-name="P4"><text:span text:style-name="Source_20_Text">DELIMITER //</text:span></text:p>
      <text:p text:style-name="P4"><text:span text:style-name="Source_20_Text">CREATE FUNCTION </text:span><text:span text:style-name="Source_20_Text"><text:span text:style-name="T1">organisateur</text:span></text:span><text:span text:style-name="Source_20_Text">(</text:span><text:span text:style-name="Source_20_Text"><text:span text:style-name="T1">id </text:span></text:span><text:span text:style-name="Source_20_Text">INT) RETURNS TEXT</text:span></text:p>
      <text:p text:style-name="P4"><text:span text:style-name="Source_20_Text">BEGIN</text:span></text:p>
      <text:p text:style-name="P4"><text:span text:style-name="Source_20_Text"><text:tab/>SET @orga:=(SELECT GROUP_CONCAT(COM_nom," ",COM_prenom) FROM T_CONCOURS_CON JOIN T_ADMIN_ADM USING(ADM_idCompteAdmin) JOIN T_COMPTE_COM ON T_ADMIN_ADM.ADM_idCompteAdmin=T_COMPTE_COM.COM_idCompte WHERE CON_idConcours=id); <text:tab/>RETURN @orga;</text:span></text:p>
      <text:p text:style-name="P4"><text:span text:style-name="Source_20_Text">END</text:span></text:p>
      <text:p text:style-name="P4"><text:span text:style-name="Source_20_Text">//</text:span></text:p>
      <text:p text:style-name="P4"><text:span text:style-name="Source_20_Text">DELIMITER ;</text:span></text:p>
      <text:p text:style-name="P4"><text:span text:style-name="Source_20_Text"/></text:p>
      <text:p text:style-name="P4"><text:span text:style-name="Source_20_Text">DELIMITER //</text:span></text:p>
      <text:p text:style-name="P4"><text:span text:style-name="Source_20_Text">CREATE FUNCTION </text:span><text:span text:style-name="Source_20_Text"><text:span text:style-name="T1">phase_actuelle</text:span></text:span><text:span text:style-name="Source_20_Text">(</text:span><text:span text:style-name="Source_20_Text"><text:span text:style-name="T1">ID </text:span></text:span><text:span text:style-name="Source_20_Text">INT) RETURNS TEXT</text:span></text:p>
      <text:p text:style-name="P4"><text:span text:style-name="Source_20_Text">BEGIN</text:span></text:p>
      <text:p text:style-name="P4"><text:span text:style-name="Source_20_Text"><text:s/>DECLARE DATE_D DATE;</text:span></text:p>
      <text:p text:style-name="P4"><text:span text:style-name="Source_20_Text"><text:s/>DECLARE NB_JC INT;</text:span></text:p>
      <text:p text:style-name="P4"><text:span text:style-name="Source_20_Text"><text:s/>DECLARE NB_JP INT;</text:span></text:p>
      <text:p text:style-name="P4"><text:span text:style-name="Source_20_Text"><text:s/>DECLARE NB_JS INT;</text:span></text:p>
      <text:p text:style-name="P4"><text:span text:style-name="Source_20_Text"><text:s/>DECLARE PHASE TEXT;</text:span></text:p>
      <text:p text:style-name="P4"><text:span text:style-name="Source_20_Text"/></text:p>
      <text:p text:style-name="P4"><text:span text:style-name="Source_20_Text"><text:s/>SELECT CON_dateDebut,CON_nbJourCandidature,CON_nbJourPreselection,CON_nbJourSelection INTO DATE_D,NB_JC,NB_JP,NB_JS FROM T_CONCOURS_CON WHERE CON_idConcours=ID;</text:span></text:p>
      <text:p text:style-name="P4"><text:span text:style-name="Source_20_Text"/></text:p>
      <text:p text:style-name="P4"><text:span text:style-name="Source_20_Text"><text:s/>IF CURDATE()&lt;=DATE_D THEN RETURN "a venir";</text:span></text:p>
      <text:p text:style-name="P4"><text:span text:style-name="Source_20_Text"><text:s/>ELSEIF CURDATE()&lt;=ADDDATE(DATE_D,NB_JC) THEN RETURN "inscriptions";</text:span></text:p>
      <text:p text:style-name="P4"><text:span text:style-name="Source_20_Text"><text:s/>ELSEIF CURDATE()&lt;=ADDDATE(DATE_D,NB_JC+NB_JP) THEN RETURN "présélection";</text:span></text:p>
      <text:p text:style-name="P4"><text:span text:style-name="Source_20_Text"><text:s/>ELSEIF CURDATE()&lt;=ADDDATE(DATE_D,NB_JC+NB_JP+NB_JS) THEN RETURN "sélection";</text:span></text:p>
      <text:p text:style-name="P4"><text:span text:style-name="Source_20_Text"><text:s/>ELSE RETURN "terminé";</text:span></text:p>
      <text:p text:style-name="P4"><text:soft-page-break/><text:span text:style-name="Source_20_Text"><text:s/>END IF;</text:span></text:p>
      <text:p text:style-name="P4"><text:span text:style-name="Source_20_Text">END</text:span></text:p>
      <text:p text:style-name="P4"><text:span text:style-name="Source_20_Text">//</text:span></text:p>
      <text:p text:style-name="P4"><text:span text:style-name="Source_20_Text">DELIMITER ;</text:span></text:p>
      <text:p text:style-name="P4"><text:span text:style-name="Source_20_Text"/></text:p>
      <text:p text:style-name="P4"><text:span text:style-name="Source_20_Text">DELIMITER //</text:span></text:p>
      <text:p text:style-name="P4"><text:span text:style-name="Source_20_Text">CREATE FUNCTION </text:span><text:span text:style-name="Source_20_Text"><text:span text:style-name="T1">rang</text:span></text:span><text:span text:style-name="Source_20_Text">(</text:span><text:span text:style-name="Source_20_Text"><text:span text:style-name="T1">note </text:span></text:span><text:span text:style-name="Source_20_Text">INT,</text:span><text:span text:style-name="Source_20_Text"><text:span text:style-name="T1">con </text:span></text:span><text:span text:style-name="Source_20_Text">INT,</text:span><text:span text:style-name="Source_20_Text"><text:span text:style-name="T1">cat INT</text:span></text:span><text:span text:style-name="Source_20_Text">) RETURNS TEXT</text:span></text:p>
      <text:p text:style-name="P4"><text:span text:style-name="Source_20_Text">BEGIN</text:span></text:p>
      <text:p text:style-name="P4"><text:span text:style-name="Source_20_Text"><text:tab/></text:span></text:p>
      <text:p text:style-name="P4"><text:span text:style-name="Source_20_Text"><text:tab/>IF note=best_note(con,cat) THEN RETURN 1;</text:span></text:p>
      <text:p text:style-name="P4"><text:span text:style-name="Source_20_Text"><text:s text:c="4"/>ELSEIF note=best_note2(con,cat) THEN RETURN 2;</text:span></text:p>
      <text:p text:style-name="P4"><text:span text:style-name="Source_20_Text"><text:s text:c="4"/>ELSEIF note=best_note3(con,cat) THEN RETURN 3;</text:span></text:p>
      <text:p text:style-name="P4"><text:span text:style-name="Source_20_Text"><text:s text:c="4"/>ELSE RETURN 0;</text:span></text:p>
      <text:p text:style-name="P4"><text:span text:style-name="Source_20_Text"><text:s text:c="4"/>END IF;</text:span></text:p>
      <text:p text:style-name="P4"><text:span text:style-name="Source_20_Text">END</text:span></text:p>
      <text:p text:style-name="P4"><text:span text:style-name="Source_20_Text">//</text:span></text:p>
      <text:p text:style-name="P4"><text:span text:style-name="Source_20_Text">DELIMITER ;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1">Procédure :</text:span></text:span></text:p>
      <text:p text:style-name="P7"><text:span text:style-name="Source_20_Text">DELIMITER //</text:span></text:p>
      <text:p text:style-name="P5">CREATE PROCEDURE act_nomcon(IN N1 TEXT,IN N2 TEXT,IN ID INT)</text:p>
      <text:p text:style-name="P5">BEGIN</text:p>
      <text:p text:style-name="Preformatted_20_Text"><text:s/><text:span text:style-name="T2">INSERT INTO T_ACTUALITE_ACT VALUES(NULL,CONCAT_WS(' ',N1,"Attention, changement du nom du concours",N2),ID,'A',CURDATE(),"Modification d'un concours");</text:span></text:p>
      <text:p text:style-name="P5">END;</text:p>
      <text:p text:style-name="P5">//</text:p>
      <text:p text:style-name="P5">DELIMITER ;</text:p>
      <text:p text:style-name="Preformatted_20_Text"/>
      <text:p text:style-name="P5">DELIMITER //</text:p>
      <text:p text:style-name="P5">CREATE PROCEDURE act_con(IN ID INT)</text:p>
      <text:p text:style-name="P5">BEGIN</text:p>
      <text:p text:style-name="Preformatted_20_Text"><text:s/><text:span text:style-name="T2">INSERT INTO T_ACTUALITE_ACT VALUES(NULL," ",ID,'A',CURDATE(),"MODIFICATION DU CONCOURS =&gt; cf récapitulatif des concours!");</text:span></text:p>
      <text:p text:style-name="P5">END;</text:p>
      <text:p text:style-name="P5">//</text:p>
      <text:p text:style-name="P6">DELIMITER ;</text:p>
      <text:p text:style-name="P7"><text:span text:style-name="Source_20_Text"/></text:p>
      <text:p text:style-name="P6"/>
      <text:p text:style-name="P6">DELIMITER //</text:p>
      <text:p text:style-name="P5">CREATE PROCEDURE change_admin(IN ID INT)</text:p>
      <text:p text:style-name="P5">BEGIN</text:p>
      <text:p text:style-name="Preformatted_20_Text"><text:s/><text:span text:style-name="T2">UPDATE T_CONCOURS_CON SET ADM_idCompteAdmin=1 WHERE ADM_idCompteAdmin=ID;</text:span></text:p>
      <text:p text:style-name="Preformatted_20_Text"><text:s/><text:span text:style-name="T2">DELETE FROM T_ACTUALITE_ACT WHERE ADM_idCompteAdmin=ID;</text:span></text:p>
      <text:p text:style-name="P5">END;</text:p>
      <text:p text:style-name="P5">//</text:p>
      <text:p text:style-name="P6">DELIMITER ;</text:p>
      <text:p text:style-name="P6">DELIMITER //</text:p>
      <text:p text:style-name="P5">CREATE PROCEDURE ecrire_act(IN ID INT)</text:p>
      <text:p text:style-name="P5">BEGIN</text:p>
      <text:p text:style-name="Preformatted_20_Text"><text:s/><text:span text:style-name="T2">SET @auteur:=id_adm(ID);</text:span></text:p>
      <text:p text:style-name="Preformatted_20_Text"><text:s/><text:span text:style-name="T2">SET @nom:=(SELECT CON_nomConcours FROM T_CONCOURS_CON);</text:span></text:p>
      <text:p text:style-name="Preformatted_20_Text"><text:s/><text:span text:style-name="T2">SET @dd:=(SELECT CON_dateDebut FROM T_CONCOURS_CON);</text:span></text:p>
      <text:p text:style-name="Preformatted_20_Text"><text:s/><text:span text:style-name="T2">SET @descriptif:=(SELECT CON_descriptif FROM T_CONCOURS_CON);</text:span></text:p>
      <text:p text:style-name="Preformatted_20_Text"><text:s/><text:span text:style-name="T2">INSERT INTO T_ACTUALITE_ACT VALUES( NULL,CONCAT_WS(' ',@nom,@dd,@descriptif),@auteur,CURDATE(),CONCAT_WS(' ',"INFO SUR",@nom));</text:span></text:p>
      <text:p text:style-name="P5">END; </text:p>
      <text:p text:style-name="P5"><text:soft-page-break/>// </text:p>
      <text:p text:style-name="P6">DELIMITER ; </text:p>
      <text:p text:style-name="P6"/>
      <text:p text:style-name="P4"><text:span text:style-name="Source_20_Text"><text:span text:style-name="T1">Trigger :</text:span></text:span></text:p>
      <text:p text:style-name="P4"><text:span text:style-name="Source_20_Text"><text:span text:style-name="T2">DELIMITER // </text:span></text:span></text:p>
      <text:p text:style-name="P5">CREATE TRIGGER act_newcon</text:p>
      <text:p text:style-name="P5">AFTER INSERT ON T_CONCOURS_CON </text:p>
      <text:p text:style-name="P5">FOR EACH ROW</text:p>
      <text:p text:style-name="P5">BEGIN</text:p>
      <text:p text:style-name="Preformatted_20_Text"><text:s/><text:span text:style-name="T2">CALL ecrire_act(NEW.CON_idConcours);</text:span></text:p>
      <text:p text:style-name="P5">END; </text:p>
      <text:p text:style-name="P5">//</text:p>
      <text:p text:style-name="P6">DELIMITER ;</text:p>
      <text:p text:style-name="P6">DELIMITER //</text:p>
      <text:p text:style-name="P5">CREATE TRIGGER sup_admin</text:p>
      <text:p text:style-name="P5">BEFORE DELETE ON T_ADMIN_ADM</text:p>
      <text:p text:style-name="P5">FOR EACH ROW</text:p>
      <text:p text:style-name="P5">BEGIN</text:p>
      <text:p text:style-name="Preformatted_20_Text"><text:s/><text:span text:style-name="T2">CALL change_admin(OLD.ADM_idCompteAdmin);</text:span></text:p>
      <text:p text:style-name="P5">END;</text:p>
      <text:p text:style-name="P5">//</text:p>
      <text:p text:style-name="P6">DELIMITER ;</text:p>
      <text:p text:style-name="P6">DELIMITER //</text:p>
      <text:p text:style-name="P5">CREATE TRIGGER modif_concours</text:p>
      <text:p text:style-name="P5">AFTER UPDATE ON T_CONCOURS_CON</text:p>
      <text:p text:style-name="P5">FOR EACH ROW</text:p>
      <text:p text:style-name="P5">BEGIN</text:p>
      <text:p text:style-name="Preformatted_20_Text"><text:s/><text:span text:style-name="T2">IF NEW.CON_nomConcours!=OLD.CON_nomConcours THEN CALL act_nomcon(OLD.CON_nomConcours,NEW.CON_nomConcours,NEW.ADM_idCompteAdmin);</text:span></text:p>
      <text:p text:style-name="Preformatted_20_Text"><text:s/><text:span text:style-name="T2">ELSEIF NEW.CON_dateDebut!=OLD.CON_dateDebut THEN CALL act_con(NEW.ADM_idCompteAdmin);</text:span></text:p>
      <text:p text:style-name="Preformatted_20_Text"><text:s/><text:span text:style-name="T2">END IF;</text:span></text:p>
      <text:p text:style-name="P5">END;</text:p>
      <text:p text:style-name="P5">//</text:p>
      <text:p text:style-name="P6">DELIMITER ;</text:p>
      <text:p text:style-name="P7">CREATE TRIGGER <text:span text:style-name="T1">salage1</text:span></text:p>
      <text:p text:style-name="P7"><text:span text:style-name="T1">BEFORE INSERT</text:span> ON T_CO<text:span text:style-name="T1">MPTE_COM</text:span></text:p>
      <text:p text:style-name="P7">FOR EACH ROW</text:p>
      <text:p text:style-name="P7">BEGIN</text:p>
      <text:p text:style-name="P7"><text:s text:c="4"/><text:tab/>SET NEW.COM_motdepasse=SHA2(CONCAT(NEW.COM_motdepasse,"Ceci est mon sel"),256);</text:p>
      <text:p text:style-name="P7"><text:s text:c="4"/>END ;</text:p>
      <text:p text:style-name="P7">//</text:p>
      <text:p text:style-name="P8">DELIMITER ;</text:p>
      <text:p text:style-name="P8"/>
      <text:p text:style-name="P6"/>
      <text:p text:style-name="P4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28:33.508803033</meta:creation-date>
    <dc:date>2024-11-19T09:44:32.251606110</dc:date>
    <meta:editing-duration>PT15M59S</meta:editing-duration>
    <meta:editing-cycles>1</meta:editing-cycles>
    <meta:document-statistic meta:table-count="0" meta:image-count="0" meta:object-count="0" meta:page-count="5" meta:paragraph-count="222" meta:word-count="775" meta:character-count="7326" meta:non-whitespace-character-count="6574"/>
    <meta:generator>LibreOffice/7.4.7.2$Linux_X86_64 LibreOffice_project/40$Build-2</meta:generator>
  </office:meta>
</office:document-meta>
</file>